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Standard">
      <style:paragraph-properties fo:line-height="200%"/>
      <style:text-properties style:font-name="Roboto" officeooo:rsid="00184d95" officeooo:paragraph-rsid="00184d95"/>
    </style:style>
    <style:style style:name="P2" style:family="paragraph" style:parent-style-name="Standard">
      <style:paragraph-properties fo:line-height="200%" fo:text-align="start" style:justify-single-word="false"/>
      <style:text-properties style:font-name="Roboto" officeooo:rsid="0018ea99" officeooo:paragraph-rsid="0018ea99"/>
    </style:style>
    <style:style style:name="P3" style:family="paragraph" style:parent-style-name="Standard">
      <style:paragraph-properties fo:line-height="200%" fo:text-align="start" style:justify-single-word="false"/>
      <style:text-properties style:font-name="Roboto" officeooo:rsid="0018ea99" officeooo:paragraph-rsid="00265305"/>
    </style:style>
    <style:style style:name="P4" style:family="paragraph" style:parent-style-name="Standard">
      <style:paragraph-properties fo:line-height="200%" fo:text-align="center" style:justify-single-word="false"/>
      <style:text-properties style:font-name="Roboto" fo:font-weight="bold" officeooo:rsid="00184d95" officeooo:paragraph-rsid="00184d95" style:font-weight-asian="bold" style:font-weight-complex="bold"/>
    </style:style>
    <style:style style:name="T1" style:family="text">
      <style:text-properties officeooo:rsid="001ac5ee"/>
    </style:style>
    <style:style style:name="T2" style:family="text">
      <style:text-properties officeooo:rsid="001c81c0"/>
    </style:style>
    <style:style style:name="T3" style:family="text">
      <style:text-properties officeooo:rsid="001df35e"/>
    </style:style>
    <style:style style:name="T4" style:family="text">
      <style:text-properties officeooo:rsid="001fb87c"/>
    </style:style>
    <style:style style:name="T5" style:family="text">
      <style:text-properties officeooo:rsid="00207778"/>
    </style:style>
    <style:style style:name="T6" style:family="text">
      <style:text-properties officeooo:rsid="0021efb4"/>
    </style:style>
    <style:style style:name="T7" style:family="text">
      <style:text-properties officeooo:rsid="0023724c"/>
    </style:style>
    <style:style style:name="T8" style:family="text">
      <style:text-properties officeooo:rsid="002453d8"/>
    </style:style>
    <style:style style:name="T9" style:family="text">
      <style:text-properties officeooo:rsid="00265305"/>
    </style:style>
    <style:style style:name="T10" style:family="text">
      <style:text-properties officeooo:rsid="00295918"/>
    </style:style>
    <style:style style:name="T11" style:family="text">
      <style:text-properties officeooo:rsid="0029b741"/>
    </style:style>
    <style:style style:name="T12" style:family="text">
      <style:text-properties officeooo:rsid="002a67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Tautonico</text:p>
      <text:p text:style-name="P1">CST4714 Final Project</text:p>
      <text:p text:style-name="P4">Invoice Genie</text:p>
      <text:p text:style-name="P2"><text:tab/>Invoicing is one <text:span text:style-name="T1">of the most important business processes in every business. Without invoicing, the company cannot charge customers and effectively keep track of who owes the money. Invoice Genie is an invoicing solution designed to be simple to use and reliable. </text:span><text:span text:style-name="T2">The objective of this software is to provide an easy interface for adding important data such as customers, invoices, products, and prices. It should also should generate reports such as total amount billed this month, unpaid invoices for a given customer, and invoices that haven’t been touched in at least thirty days. This software is designed to be used by business personnel in a law firm, primarily the financial department. Members of the financial department are expected to use Invoice Genie to create invoices for billing customers, keep track of which customers paid, and generate reports, at the end of the month for example. </text:span><text:span text:style-name="T3">Invoicing is the single most important business function next to a companies main product/service, and without it, no one can get paid. Invoice Genie allows the company to keep track of earnings so that employees can be paid. </text:span></text:p>
      <text:p text:style-name="P2"><text:tab/> <text:span text:style-name="T4">Invoice Genie’s </text:span><text:span text:style-name="T5">main function is to store customer data, invoice data, and billing information, such as product pricing, product quantity, and payment status. </text:span><text:span text:style-name="T6">Invoice Genie stores customer information such as email, phone number, name, and address. It stores invoice information such as date created/due, status, products, quantity, and prices. It also stores payment records recording when an invoice is paid, how much was paid, and the </text:span><text:soft-page-break/><text:span text:style-name="T6">payment method used (such as cash, check, credit, crypto, etc.) Invoice Genie exposes easy to use interfaces in order to create and modify data. These interfaces perform checks and error handling in order to ensure all data is stored properly and without redundancies. </text:span><text:span text:style-name="T7">The application also provides interfaces in order to generate reports which display key data used for reporting and business analysis. Invoice Genie can export reports detailing information such as listing customers that have unpaid invoices, the total amount billed for the current month, current amount paid during the current month, invoices created during this month, and all invoices for a given customer. Many of these interfaces also provide toggleable options which allows for the data to be exported as JSON, which can be used with other applications such as analysis or reporting software. These interfaces also perform data masking which hides sensitive data from view such as phone numbers, email addresses and check numbers. This information is censored in a way that allows it to still be identified (such as showing just the last four digits,) but disguises the entire number. </text:span></text:p>
      <text:p text:style-name="P3"><text:tab/><text:span text:style-name="T8">Invoice Genie is made up of only a database and some stored procedures, so in order for the layman end-user to easily interface with the product, there needs to be some kind of GUI. An easy-to-implement option is using a web application. In order to develop this web application, a small team of frontend/backend/full-stack engineers would be required. Somewhere to host the application would also be required. This can be on-premise physical servers or a rented VPS in the cloud from a provider like AWS or GCP. </text:span></text:p>
      <text:p text:style-name="P3"><text:span text:style-name="T9"><text:tab/>One initial theoretical issue with the application is the fact that computers are bad at decimal math. For example, 3 * 1/3 should equal one, but the computer returns 0.99999. </text:span><text:soft-page-break/><text:span text:style-name="T9">These small mistakes can add up and possibly end up with an incorrect result. To remedy this, doing all of the math calculations as integers solves the decimal issue, then, when displaying the money values, simply divide by one hundred to get your cost with cents. Another theoretical issue with the application is how to follow the company data retention policy, which states that the application should never permanently delete any data. A possible solution for this issue would be adding a “deleted” flag to each database model instead of fully deleting them. Objects marked as deleted can be excluded from reports, but still exist in the database and can be retrieved and recovered at a later date. </text:span></text:p>
      <text:p text:style-name="P3"><text:tab/><text:span text:style-name="T10">When comparing Invoice Genie to off-the-shelf commercial software options, the return on investment time is long, however, monthly fees of commercial solutions never stop, meaning the longer an in-house solution is used, the more cost efficient it becomes. The estimated cost for Quickbooks after one year is $18,448. Quickbooks costs $350 per month * 12 month ($4200) + about 8 weeks to setup. Paying a billing system administrator an average of 26$ per hour * 8 weeks would cost $11,648. Assume 100 hours of yearly maintenance per year would cost $2,600. After two years, the total cost of Quickbooks is $25,248, and after three years is $32,048. To build the in-house solution, we can estimate a full-stack developer getting paid $45 per hour, taking two months would have an initial cost of $21,600 (not including potential hosting options.) </text:span><text:span text:style-name="T11">After one year, Quickbooks is the cheaper option, however after two years, the total cost of Quickbooks would be $25,248 (adding the monthly cost plus the yearly maintenance cost.) The monthly cost and the yearly maintenance cost increases the total cost of Quickbooks by 36.83% each year. </text:span><text:span text:style-name="T12">After a year and a half, the in-</text:span><text:soft-page-break/><text:span text:style-name="T12">house solution’s total cost will be less than Quickbooks. For each year after the initial year, the company will save 36.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 Tautonico</meta:initial-creator>
    <meta:creation-date>2024-05-05T01:36:17.189580932</meta:creation-date>
    <dc:date>2024-05-05T05:39:27.547955549</dc:date>
    <dc:creator>Steve Tautonico</dc:creator>
    <meta:editing-duration>PT2H11M20S</meta:editing-duration>
    <meta:editing-cycles>10</meta:editing-cycles>
    <meta:generator>LibreOffice/24.2.0.3$Linux_X86_64 LibreOffice_project/420$Build-3</meta:generator>
    <meta:document-statistic meta:table-count="0" meta:image-count="0" meta:object-count="0" meta:page-count="4" meta:paragraph-count="8" meta:word-count="889" meta:character-count="5468" meta:non-whitespace-character-count="4577"/>
  </office:meta>
</office:document-meta>
</file>